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ResourceBundl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yResourceBundle.handleGetObjec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yResourceBundle.PropertyResourceBundle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